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861e7" officeooo:paragraph-rsid="0005e2ac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1874f" officeooo:paragraph-rsid="0005e2ac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24684" officeooo:paragraph-rsid="0005e2ac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28a8c" officeooo:paragraph-rsid="0005e2ac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31272" officeooo:paragraph-rsid="0005e2a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35dd3" officeooo:paragraph-rsid="0005e2ac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4735e" officeooo:paragraph-rsid="0005e2ac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66b0b" officeooo:paragraph-rsid="0005e2ac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1256882" officeooo:paragraph-rsid="0005e2ac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7913d" officeooo:paragraph-rsid="0005e2ac" style:font-size-asian="12pt" style:font-weight-asian="bold" style:font-size-complex="12pt" style:font-weight-complex="bold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66b0b" officeooo:paragraph-rsid="0005e2ac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text-properties fo:font-variant="normal" fo:text-transform="none" fo:color="#252525" style:font-name="Dudu Cyryllic" fo:font-size="12pt" fo:letter-spacing="normal" fo:font-style="normal" fo:font-weight="normal" officeooo:rsid="00266b0b" officeooo:paragraph-rsid="0005e2ac" style:font-size-asian="12pt" style:font-weight-asian="bold" style:font-size-complex="12pt" style:font-weight-complex="bold"/>
    </style:style>
    <style:style style:name="T1" style:family="text">
      <style:text-properties officeooo:rsid="031aca32"/>
    </style:style>
    <style:style style:name="T2" style:family="text">
      <style:text-properties officeooo:rsid="01241049"/>
    </style:style>
    <style:style style:name="T3" style:family="text">
      <style:text-properties officeooo:rsid="00228a8c"/>
    </style:style>
    <style:style style:name="T4" style:family="text">
      <style:text-properties officeooo:rsid="01256882"/>
    </style:style>
    <style:style style:name="T5" style:family="text">
      <style:text-properties officeooo:rsid="00231272"/>
    </style:style>
    <style:style style:name="T6" style:family="text">
      <style:text-properties officeooo:rsid="031ba4dc"/>
    </style:style>
    <style:style style:name="T7" style:family="text">
      <style:text-properties officeooo:rsid="0024735e"/>
    </style:style>
    <style:style style:name="T8" style:family="text">
      <style:text-properties officeooo:rsid="010857f6"/>
    </style:style>
    <style:style style:name="T9" style:family="text">
      <style:text-properties officeooo:rsid="0125e997"/>
    </style:style>
    <style:style style:name="T10" style:family="text">
      <style:text-properties officeooo:rsid="002861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Меня прикрепили учеником к слесарю Петру Хоменко. На три месяца.</text:p>
      <text:p text:style-name="P2">Он и рад, <text:span text:style-name="T1">отчасти</text:span> — за ученика наставнику полагается прибавка к зарплате — но и не знал что <text:span text:style-name="T1">ему</text:span> со мной делать, после того как дал запасной ключ от ящика под тисками, чтоб и я там складывал свой молоток, зубило и напильник, выданные мне под расписку в инструментальном цеху.</text:p>
      <text:p text:style-name="P2">Ну, показал как делать из тонкой сталистой проволоки чертилку, а дальше?</text:p>
      <text:p text:style-name="P2">В нашем ряду тисков редко когда увидишь работающего рабочего. Разве что в конце дня, когда клепает какую-нибудь «шабашку» для хозяйственных нужд себ<text:span text:style-name="T2">е</text:span> дом<text:span text:style-name="T2">ой</text:span>.</text:p>
      <text:p text:style-name="P2">Но все всегда при деле. </text:p>
      <text:p text:style-name="P2">Двое-трое работают со сварщиком на стеллажах. </text:p>
      <text:p text:style-name="P2">Кто-то ушёл на демонтаж рольганга в Литейном цеху. </text:p>
      <text:p text:style-name="P2">Кого-то старший мастер увёл устанавливать анкерные болты под стационарный тельферный кран в Котельном. </text:p>
      <text:p text:style-name="P3">Вобщем, работа кипит... </text:p>
      <text:p text:style-name="P3">Где-то...</text:p>
      <text:p text:style-name="P3"/>
      <text:p text:style-name="P3">Начальство работает в кабинете над бытовкой.</text:p>
      <text:p text:style-name="P3">Правда начальник цеха Лебедев туда редко приходит, раза два за день. Где он работает покинув цех я не знаю.</text:p>
      <text:p text:style-name="P3">Ему идёт чёрная форменная шинель железнодорожника. Хотя летом, конечно, пиджак, но всё равно с серебристыми пуговицами.</text:p>
      <text:p text:style-name="P3">При ходьбе он настолько прямо держит спину, что нетрудно догадаться — человек идёт хорошо поддавши. Но, <text:span text:style-name="T1">сколько бы ни принято на грудь, Лебедев</text:span> ни капли не шатается. </text:p>
      <text:p text:style-name="P3">Ни-ни.</text:p>
      <text:p text:style-name="P3">Рабочие его уважают. Может потому, что <text:span text:style-name="T1">он </text:span>не засиживается в кабинете.</text:p>
      <text:p text:style-name="P3">Дальше идут начальники участков.</text:p>
      <text:p text:style-name="P3">Начальник ремонтного участка — Мозговой. </text:p>
      <text:p text:style-name="P3">Его тонкий голосок как-то не вяжется с его плотной комплекцией, но его тоже уважают за безвредность.</text:p>
      <text:p text:style-name="P3"/>
      <text:p text:style-name="P3">Один раз в цеху восстанавливали вогнутость профиля какой-то крупной детали от непонятно чего. У кого не спросишь что оно за хрень — ответ один:</text:p>
      <text:p text:style-name="P3">- А х..... его знает!</text:p>
      <text:p text:style-name="P3">Причём <text:span text:style-name="T3">звук «у» протяжно так выговаривают, почти с подвывом:</text:span></text:p>
      <text:p text:style-name="P4">- ...у-у-у-й его знает!</text:p>
      <text:p text:style-name="P4">Вобщем, недели две эту вогнутость по очереди шабровали. Кому делать не … — то есть нечего — берут шабер в руки и шабруют.</text:p>
      <text:p text:style-name="P4">Довели до зеркального блеска и уже другая хренотень — выпуклая <text:span text:style-name="T1">такая </text:span>— стала свободно входить и проворачиваться, <text:span text:style-name="T1">туда-сюда..</text:span>.</text:p>
      <text:p text:style-name="P4">Мозговой обрадовался — это ж на его участке трудовое достижение. </text:p>
      <text:p text:style-name="P4"><text:span text:style-name="T1">Ну, а</text:span> тут Лёха из Подлипного, который недавно дембельнулся, в конце рабочего дня приставил к нашабренной поверхности зубило и говорит:</text:p>
      <text:p text:style-name="P4">- Ну, что, Мозговой — долбануть?- <text:span text:style-name="T4">и над зубилом молоток занёс.</text:span></text:p>
      <text:p text:style-name="P4">А Мозговой в ответ усталым тонким голосом:</text:p>
      <text:p text:style-name="P4">- Если ума нет, так — долбани.</text:p>
      <text:p text:style-name="P4">Лёха пошутил, конечно, но Мозговой его не заложил, хотя и мог бы.</text:p>
      <text:p text:style-name="P4"/>
      <text:p text:style-name="P4">Начальник экспериментального участка Лёня — не помню фамилии. <text:s/>Широкую родинку на в<text:span text:style-name="T5">е</text:span>рхней губе помню, а фамилию — нет.</text:p>
      <text:p text:style-name="P5">Про него ещё не знали — уважать его, или нет. Молодой ещё. </text:p>
      <text:p text:style-name="P5"><text:soft-page-break/>Он <text:span text:style-name="T6">до недавних пор</text:span> сидел за столом мастеров, на первом этаже перед дверью в бытовку, а потом закончил что-то <text:span text:style-name="T6">там </text:span>заочно<text:span text:style-name="T6">е</text:span> и поднялся в кабинет начальства.</text:p>
      <text:p text:style-name="P5">Потом шёл инженер-технолог, за столом спиной к окну. Но я его даже имени не помню. </text:p>
      <text:p text:style-name="P5">И старший мастер Мелай, отец Анатолия. </text:p>
      <text:p text:style-name="P5">У него был широкий, горизонтально прорезанный рот и он всегда молчал, в отличие от певучего сына.</text:p>
      <text:p text:style-name="P5"/>
      <text:p text:style-name="P5">Два раза в месяц в кабинет приходила кассирша с брезентовой сумкой — выдавать аванс и зарплату.</text:p>
      <text:p text:style-name="P5">В самый первый раз она выдала мне аванс одними рублёвками — штук двадцать.</text:p>
      <text:p text:style-name="P5">Когда я принёс свой первый заработок домой, то к приходу мамы разложил деньги на кушетке в кухне. Именно разложил. По одной.</text:p>
      <text:p text:style-name="P5"><text:s/>Чтоб больше казалось. </text:p>
      <text:p text:style-name="P5">Сказал:</text:p>
      <text:p text:style-name="P5">- Мама, это тебе — распоряжайся.</text:p>
      <text:p text:style-name="P5">А потом попросил два рубля на сигареты, но не сказал зачем.</text:p>
      <text:p text:style-name="P5"/>
      <text:p text:style-name="P5">Рабочий день начинался в восемь утра.</text:p>
      <text:p text:style-name="P5">Мы проходили через тихий ещё Механический в свою бытовку, где вдоль трёх стен стояли фанерные шкафчики и ещё два ряда — спиной к спине — делившие бытовку пополам по продольной оси.</text:p>
      <text:p text:style-name="P5">В каждом шкафчике два вертикальных отделения — для чистой одежды, и для полученной на год спецовки. </text:p>
      <text:p text:style-name="P5">Поверх перегородки отделений <text:span text:style-name="T4">шкафчика </text:span>— полочка для шапки и свёртка с обедом.</text:p>
      <text:p text:style-name="P5">Но мы обедать ходили домой — через забор перемахнул и за пять минут дома. </text:p>
      <text:p text:style-name="P5">Пока мы переодевались <text:span text:style-name="T4">в рабочее </text:span>и перекуривали, в Механическом один за другим начинали включаться станки. Вой, перестук и громыханье их моторов сливались с визгом обдираемой резцами стали.</text:p>
      <text:p text:style-name="P6">Дверь слегка приглушала какофонию трудовых будней, но потом она распахивалась и мастер Боря Сакун выгонял нас на работу; то есть к тискам, или к стеллажам во дворе, где мы, вроде <text:span text:style-name="T4">бы</text:span>, <text:span text:style-name="T4">как бы</text:span> при деле.</text:p>
      <text:p text:style-name="P6"/>
      <text:p text:style-name="P6">Оставшуюся часть дня Боря Сакун проводил сидя перед дверью в бытовку на лавке за столом мастеров, в который он упирался то одним, то другим локтем, непрерывно покуривая сигареты «Прима».</text:p>
      <text:p text:style-name="P6">Невысокого роста, с поределыми волосами и какой-то обесцвеченостью в лице, он был всего лишь однофамильцем Влади, потому что оба отрицали какое-либо родство.</text:p>
      <text:p text:style-name="P6">На него часто нападал приступ кашля и он стаскивал кепку на лицо и кашлял через неё в ладони. </text:p>
      <text:p text:style-name="P6">Если приступ затягивался, <text:s/>он бросал кепку на стол и, <text:span text:style-name="T7">воткнувшись в неё лицом <text:s/>доставал очередную сигарету, закуривал и кашель утихал до следующего приступа.</text:span></text:p>
      <text:p text:style-name="P7">Иногда он подымался из-за стола, чтоб потянуться всем телом — такой мелкий на фоне громыханья Механического цеха, <text:s/>закуривал и снова садился.</text:p>
      <text:p text:style-name="P7"/>
      <text:p text:style-name="P7">Один раз он поманил меня пальцем и, перекрикивая рокочущий вой станков, начал рассказывать как после войны ходил на танцы в клуб Подлипного, а хлопцы стали присикуваться и он убежал, но они погнались и пришлось отстреливаться из кювета пистолетом «вальтер», а ещё на его глазах кончали всесоюзного вора в законе по кличке Кущ, который заехал в Конотоп, но за ним следили и на улице Будённого просто подошли и шмальнули в затылок, тут же и «воронок» подъехал, а ему, тогда ещё молодому пареньку Боре, сказали взять Куща за ноги и помочь закинуть в машину.</text:p>
      <text:p text:style-name="P7">- <text:s/>Такого материала, как у Куща на том костюме и сейчас нигде не купишь,- докричал он, <text:soft-page-break/>снимая пальцами с губ волоконце табака от сигареты «Прима».</text:p>
      <text:p text:style-name="P7">Но Боря Сакун не всегда смотрелся таким несчастным и затурканным. </text:p>
      <text:p text:style-name="P8">Однажды Владя зазвал меня в Лунатик, посмотреть как наш мастер занимается с балетным кружком. </text:p>
      <text:p text:style-name="P8">В зале на втором этаже десяток девушек держались за поручень вдоль зеркальной стены и Боря наш вышагивал вдоль их строя как петушок карра, в коротком ромбовидном галстуке, а <text:span text:style-name="T8">как </text:span>показыва<text:span text:style-name="T8">л</text:span> движен<text:span text:style-name="T8">ь</text:span>е, <text:span text:style-name="T8">то</text:span> закинул ногу чуть не выше головы.</text:p>
      <text:p text:style-name="P9"/>
      <text:p text:style-name="P8">Самое трудное время рабочего дня это последние полчаса. </text:p>
      <text:p text:style-name="P8">В эти полчаса времени вообще нет — оно останавливается. </text:p>
      <text:p text:style-name="P8">Лучше <text:span text:style-name="T9">даже и</text:span> не смотреть на эти круглые электрические часы над оконными переплётами в торцевой стене. Одно расстройство. </text:p>
      <text:p text:style-name="P8">Так и хочется подтолкнуть застывшую стрелку соломинкой.</text:p>
      <text:p text:style-name="P8"/>
      <text:p text:style-name="P11"><text:span text:style-name="T8">(...п</text:span>очему соломинкой — не знаю, но именно так мне тогда хотелось, хоть и понимал, что соломинка сама сломается, но не сдвинет эту железяку хренову...<text:span text:style-name="T8">)</text:span></text:p>
      <text:p text:style-name="P12"><text:s/></text:p>
      <text:p text:style-name="P8">В Механическом мало-помалу затихают станки. </text:p>
      <text:p text:style-name="P8">Слесари экспериментального участка поопирались спинами на свои тиски. Двухметроворостый Мыкола-старый <text:s/>высмаркивает свой лошадиный нос в комочек тряпочки землисто-пепельного цвета. В жизни б не подумал, что у него есть-<text:span text:style-name="T8">таки</text:span> носовой платок.</text:p>
      <text:p text:style-name="P8"><text:s/>Мыкола-молóдый задумчиво колупает гнойнички прыщей на своих щеках.</text:p>
      <text:p text:style-name="P8">Цок!</text:p>
      <text:p text:style-name="P8">Без двадцати семи.</text:p>
      <text:p text:style-name="P10">Смуглолицый Яша начинает рассказывать, как, освободив Конотоп, Красная армия забрала его в свои ряды. </text:p>
      <text:p text:style-name="P10">Одиночный «шабашник» на точильном кругу не мешает <text:span text:style-name="T8">течению </text:span>спокойно<text:span text:style-name="T8">го</text:span> рассказ<text:span text:style-name="T8">а</text:span>.</text:p>
      <text:p text:style-name="P10"/>
      <text:p text:style-name="P10">Они бежали в атаку, а сзади для поддержки били наши «сорокопятки» и одному из н<text:span text:style-name="T9">аш</text:span>их яйца отстрелили.</text:p>
      <text:p text:style-name="P10">Яша ладонью показывает траекторию полёта 45-миллиметрового снаряда.</text:p>
      <text:p text:style-name="P10">Так он ещё с полкилометра пробежал, пока кончился.</text:p>
      <text:p text:style-name="P10">Я вспоминаю как тоже ничего не чувствовал, а только прыгала земля перед глазами, когда мы в Зарнице атаковали косматый туман над полем и — верю Яше.</text:p>
      <text:p text:style-name="P10">Он сдвигает кепку на затылок, открывая острый, как наконечник стрелы, уголок на лбу, откуда чёрные прямые волосы уходят назад под кепку. </text:p>
      <text:p text:style-name="P10">Ни единой сединки. На вид вдвое моложе Бори Сакуна.</text:p>
      <text:p text:style-name="P10">Боря Сакун говорил, что когда устанавливали телевышку, <text:span text:style-name="T10">на самой верхней секции что-то не заладилось, а зима, мороз, так Яша скинул кожух, влез туда и оправил как надо.</text:span></text:p>
      <text:p text:style-name="P10"><text:s/>Мыкола-старый на две головы выше него. Они, типа, приятели — после работы едут домой одним и тем же дизель-поездом, только до разных остановок. </text:p>
      <text:p text:style-name="P10"/>
      <text:p text:style-name="P1">Цок!</text:p>
      <text:p text:style-name="P1">Без семи. Можно идти переодевать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06:41.584335941</meta:creation-date>
    <dc:date>2017-03-01T18:06:48.652487180</dc:date>
    <dc:creator>sehrguey </dc:creator>
    <meta:editing-duration>PT7S</meta:editing-duration>
    <meta:editing-cycles>1</meta:editing-cycles>
    <meta:document-statistic meta:table-count="0" meta:image-count="0" meta:object-count="0" meta:page-count="3" meta:paragraph-count="84" meta:word-count="1234" meta:character-count="7941" meta:non-whitespace-character-count="6728"/>
    <meta:generator>LibreOffice/4.3.3.2$Linux_x86 LibreOffice_project/430m0$Build-2</meta:generator>
  </office:meta>
</office:document-meta>
</file>